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31786372C25FB9785A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94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167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0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style:font-name="Liberation Seri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1cm" svg:height="13.396cm" svg:x="6.16cm" svg:y="0.873cm">
          <draw:image xlink:href="Pictures/10000000000004F60000031786372C25FB9785AC.jpg" xlink:type="simple" xlink:show="embed" xlink:actuate="onLoad" loext:mime-type="image/jpeg">
            <text:p/>
          </draw:image>
        </draw:frame>
        <draw:frame draw:style-name="gr2" draw:text-style-name="P2" draw:layer="layout" svg:width="2.394cm" svg:height="1.078cm" svg:x="1.508cm" svg:y="2.97cm">
          <draw:text-box>
            <text:p><text:span text:style-name="T1">Stage 2</text:span></text:p>
          </draw:text-box>
        </draw:frame>
        <draw:frame draw:style-name="gr3" draw:text-style-name="P2" draw:layer="layout" svg:width="2.394cm" svg:height="0.954cm" svg:x="1.527cm" svg:y="5.191cm">
          <draw:text-box>
            <text:p><text:span text:style-name="T1">Stage 1</text:span></text:p>
          </draw:text-box>
        </draw:frame>
        <draw:frame draw:style-name="gr3" draw:text-style-name="P2" draw:layer="layout" svg:width="2.394cm" svg:height="0.954cm" svg:x="1.527cm" svg:y="7.539cm">
          <draw:text-box>
            <text:p><text:span text:style-name="T1">Stage 0</text:span></text:p>
          </draw:text-box>
        </draw:frame>
        <draw:line draw:style-name="gr4" draw:text-style-name="P3" draw:layer="layout" svg:x1="4.048cm" svg:y1="7.731cm" svg:x2="6.334cm" svg:y2="6.715cm">
          <text:p/>
        </draw:line>
        <draw:line draw:style-name="gr4" draw:text-style-name="P3" draw:layer="layout" svg:x1="3.921cm" svg:y1="3.54cm" svg:x2="6.187cm" svg:y2="2.524cm">
          <text:p/>
        </draw:line>
        <draw:line draw:style-name="gr4" draw:text-style-name="P3" draw:layer="layout" svg:x1="3.921cm" svg:y1="5.445cm" svg:x2="6.334cm" svg:y2="4.556cm">
          <text:p/>
        </draw:line>
        <draw:frame draw:style-name="gr5" draw:text-style-name="P4" draw:layer="layout" svg:width="1.676cm" svg:height="1.016cm" svg:x="15.326cm" svg:y="2.016cm">
          <draw:text-box>
            <text:p><text:span text:style-name="T1">ISI</text:span></text:p>
          </draw:text-box>
        </draw:frame>
        <draw:line draw:style-name="gr4" draw:text-style-name="P3" draw:layer="layout" svg:x1="15.402cm" svg:y1="2.557cm" svg:x2="13.497cm" svg:y2="2.811cm">
          <text:p/>
        </draw:line>
        <draw:line draw:style-name="gr4" draw:text-style-name="P3" draw:layer="layout" svg:x1="16.738cm" svg:y1="2.503cm" svg:x2="22.326cm" svg:y2="4.789cm">
          <text:p/>
        </draw:line>
        <draw:custom-shape draw:style-name="gr6" draw:text-style-name="P5" draw:layer="layout" svg:width="2.667cm" svg:height="1.397cm" svg:x="5.572cm" svg:y="0.3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667cm" svg:height="1.397cm" svg:x="15.097cm" svg:y="0.61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35cm" svg:height="0.954cm" svg:x="14.894cm" svg:y="5.572cm">
          <draw:text-box>
            <text:p><text:span text:style-name="T1">HEPI</text:span></text:p>
          </draw:text-box>
        </draw:frame>
        <draw:line draw:style-name="gr4" draw:text-style-name="P3" draw:layer="layout" svg:x1="14.97cm" svg:y1="6.08cm" svg:x2="13.7cm" svg:y2="6.588cm">
          <text:p/>
        </draw:line>
        <draw:line draw:style-name="gr4" draw:text-style-name="P3" draw:layer="layout" svg:x1="16.748cm" svg:y1="6.207cm" svg:x2="19.796cm" svg:y2="7.477cm">
          <text:p/>
        </draw:line>
        <draw:frame draw:style-name="gr8" draw:text-style-name="P7" draw:layer="layout" svg:width="2.286cm" svg:height="1.657cm" svg:x="14.462cm" svg:y="9.509cm">
          <draw:text-box>
            <text:p text:style-name="P6"><text:span text:style-name="T1">Test Mass</text:span></text:p>
          </draw:text-box>
        </draw:frame>
        <draw:line draw:style-name="gr4" draw:text-style-name="P3" draw:layer="layout" svg:x1="16.494cm" svg:y1="10.144cm" svg:x2="23.098cm" svg:y2="9.168cm">
          <text:p/>
        </draw:line>
        <draw:line draw:style-name="gr4" draw:text-style-name="P3" draw:layer="layout" svg:x1="14.335cm" svg:y1="10.485cm" svg:x2="10.525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5:47:09.015478166</dc:date>
    <meta:editing-duration>PT7M45S</meta:editing-duration>
    <meta:editing-cycles>1</meta:editing-cycles>
    <meta:generator>LibreOffice/6.4.1.2$Linux_X86_64 LibreOffice_project/40$Build-2</meta:generator>
    <meta:document-statistic meta:object-count="18"/>
  </office:meta>
</office:document-meta>
</file>